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 red
mailbox. \C[2]You can create up to 32 save files.
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 you
exercising properly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 of
all the chaos caused by the monsters that've
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 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 forest.
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30:32+02:00</meta:creation-date>
    <dc:date>2019-10-23T20:30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